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3bd1f" officeooo:paragraph-rsid="0013bd1f" style:font-size-asian="12pt" style:font-size-complex="12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text-properties officeooo:rsid="00064fd2" officeooo:paragraph-rsid="00064fd2"/>
    </style:style>
    <style:style style:name="P6" style:family="paragraph" style:parent-style-name="Standard">
      <style:text-properties officeooo:rsid="0006c011" officeooo:paragraph-rsid="0006c011"/>
    </style:style>
    <style:style style:name="P7" style:family="paragraph" style:parent-style-name="Standard">
      <style:text-properties officeooo:rsid="00088471" officeooo:paragraph-rsid="00088471"/>
    </style:style>
    <style:style style:name="P8" style:family="paragraph" style:parent-style-name="Standard">
      <style:text-properties officeooo:rsid="000b1bdd" officeooo:paragraph-rsid="000b1bdd"/>
    </style:style>
    <style:style style:name="P9" style:family="paragraph" style:parent-style-name="Standard">
      <style:text-properties officeooo:rsid="000cedbf" officeooo:paragraph-rsid="000cedbf"/>
    </style:style>
    <style:style style:name="P10" style:family="paragraph" style:parent-style-name="Standard">
      <style:text-properties officeooo:rsid="000e0468" officeooo:paragraph-rsid="000e0468"/>
    </style:style>
    <style:style style:name="P11" style:family="paragraph" style:parent-style-name="Standard">
      <style:text-properties officeooo:rsid="0010a217" officeooo:paragraph-rsid="0010a217"/>
    </style:style>
    <style:style style:name="P12" style:family="paragraph" style:parent-style-name="Standard">
      <style:text-properties officeooo:rsid="001212c7" officeooo:paragraph-rsid="001212c7"/>
    </style:style>
    <style:style style:name="P13" style:family="paragraph" style:parent-style-name="Standard">
      <style:text-properties officeooo:rsid="0013bd1f" officeooo:paragraph-rsid="0013bd1f"/>
    </style:style>
    <style:style style:name="P14" style:family="paragraph" style:parent-style-name="Standard">
      <style:text-properties officeooo:rsid="0016b28f" officeooo:paragraph-rsid="0016b28f"/>
    </style:style>
    <style:style style:name="P15" style:family="paragraph" style:parent-style-name="Standard">
      <style:text-properties officeooo:paragraph-rsid="0016b28f"/>
    </style:style>
    <style:style style:name="T1" style:family="text">
      <style:text-properties officeooo:rsid="00097945"/>
    </style:style>
    <style:style style:name="T2" style:family="text">
      <style:text-properties officeooo:rsid="000d4020"/>
    </style:style>
    <style:style style:name="T3" style:family="text">
      <style:text-properties officeooo:rsid="000ed5fd"/>
    </style:style>
    <style:style style:name="T4" style:family="text">
      <style:text-properties officeooo:rsid="0014c12d"/>
    </style:style>
    <style:style style:name="T5" style:family="text">
      <style:text-properties officeooo:rsid="0016b2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éance 3. </text:p>
      <text:p text:style-name="P5"/>
      <text:p text:style-name="P6"/>
      <text:p text:style-name="P7">Si il y a une modification d’élément, il faut recréer un élément pour le modifier. </text:p>
      <text:p text:style-name="P7">Copy ne prend que le nœud, pas les enfants. Copy of prend l’élément et sa descendance. <text:span text:style-name="T1">Dans le cas du copy-of, il faut préciser en plus les attributs à copier. </text:span></text:p>
      <text:p text:style-name="P7"/>
      <text:p text:style-name="P8">Commencer par l’élément le plus haut jusqu’aux éléments enfants. Les règles des parents s’appliquent aux enfants. </text:p>
      <text:p text:style-name="P8"/>
      <text:p text:style-name="P9">Select s’emploi dans un xsl:templates et on ne veut que l’application de certaines règles à <text:span text:style-name="T2">partir d’un élément. </text:span></text:p>
      <text:p text:style-name="P9"/>
      <text:p text:style-name="P10">Attribut mode dans apply-templates : permet d’utiliser plusieurs fois le même éléments dans différents usages. <text:span text:style-name="T3">Il faut donner un nom au mode qui a du sens (penser à son moi du futur). </text:span></text:p>
      <text:p text:style-name="P11">L’attribut mode est un filtre que l’on applique sur d’autres éléments. </text:p>
      <text:p text:style-name="P11"/>
      <text:p text:style-name="P12">Variable = valeur que l’on définit une fois pour toutes (pas la variable x dans f(x)). </text:p>
      <text:p text:style-name="P12"/>
      <text:p text:style-name="P13">La variable peut être interne ou externe à une règle. </text:p>
      <text:p text:style-name="P2">&lt;xsl:variable name="nom_variable" select="Xpath"/&gt; <text:s/><text:span text:style-name="T4">→ à condition que le Xpath soit simple, comme la valeur de la variable. </text:span></text:p>
      <text:p text:style-name="P1">ou </text:p>
      <text:p text:style-name="P1">&lt;xsl:variable name="variable"&gt; Règles internes à la variable</text:p>
      <text:p text:style-name="P4">&lt;/xsl:variable&gt;</text:p>
      <text:p text:style-name="P15"><text:span text:style-name="T5">pour appeler la variable :</text:span></text:p>
      <text:p text:style-name="P15"><text:span text:style-name="T5"><text:s/></text:span>&lt;xsl:copy-of select="$variable"/&gt;</text:p>
      <text:p text:style-name="P3">&lt;xsl:value-of select="$variable"/&gt;</text:p>
      <text:p text:style-name="P14"><text:a xlink:type="simple" xlink:href="https://www.w3schools.com/xml/xsl_functions.asp" text:style-name="Internet_20_link" text:visited-style-name="Visited_20_Internet_20_Link">https://www.w3schools.com/xml/xsl_functions.as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4:00:41.102355419</meta:creation-date>
    <meta:generator>LibreOffice/5.3.7.2$MacOSX_X86_64 LibreOffice_project/6b8ed514a9f8b44d37a1b96673cbbdd077e24059</meta:generator>
    <dc:date>2019-02-04T16:28:50.325102661</dc:date>
    <meta:editing-duration>PT2H28M5S</meta:editing-duration>
    <meta:editing-cycles>16</meta:editing-cycles>
    <meta:document-statistic meta:table-count="0" meta:image-count="0" meta:object-count="0" meta:page-count="1" meta:paragraph-count="17" meta:word-count="186" meta:character-count="1219" meta:non-whitespace-character-count="1037"/>
  </office:meta>
</office:document-meta>
</file>